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TagLibrary.createTagScript( final String name , final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TagLibrary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DynamicTagLibrary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Dynamic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TagLibrary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getDynamicTa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TagLibrary.createTag( String 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setParent( TagLibra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registerDynamicTag( String name , Script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registerBeanTag( String name , Tag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Library.fin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